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8132in" fo:margin-left="0.0604in" table:align="left"/>
    </style:style>
    <style:style style:name="Table1.A" style:family="table-column">
      <style:table-column-properties style:column-width="0.4389in"/>
    </style:style>
    <style:style style:name="Table1.B" style:family="table-column">
      <style:table-column-properties style:column-width="3.3111in"/>
    </style:style>
    <style:style style:name="Table1.C" style:family="table-column">
      <style:table-column-properties style:column-width="1.0632in"/>
    </style:style>
    <style:style style:name="Table1.A1" style:family="table-cell">
      <style:table-cell-properties fo:padding="0.0382in" fo:border-left="2.05pt solid #000000" fo:border-right="none" fo:border-top="2.05pt solid #000000" fo:border-bottom="2.05pt solid #000000"/>
    </style:style>
    <style:style style:name="Table1.C1" style:family="table-cell">
      <style:table-cell-properties fo:padding="0.0382in" fo:border="2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8097in" table:align="center" fo:background-color="transparent">
        <style:background-image/>
      </style:table-properties>
    </style:style>
    <style:style style:name="Table2.A" style:family="table-column">
      <style:table-column-properties style:column-width="0.4382in"/>
    </style:style>
    <style:style style:name="Table2.B" style:family="table-column">
      <style:table-column-properties style:column-width="3.309in"/>
    </style:style>
    <style:style style:name="Table2.C" style:family="table-column">
      <style:table-column-properties style:column-width="1.0625in"/>
    </style:style>
    <style:style style:name="Table2.A1" style:family="table-cell">
      <style:table-cell-properties fo:padding="0.0382in" fo:border-left="2.05pt solid #000000" fo:border-right="none" fo:border-top="2.05pt solid #000000" fo:border-bottom="2.05pt solid #000000"/>
    </style:style>
    <style:style style:name="Table2.C1" style:family="table-cell">
      <style:table-cell-properties fo:padding="0.0382in" fo:border="2.05pt solid #000000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53d30"/>
    </style:style>
    <style:style style:name="P2" style:family="paragraph" style:parent-style-name="Table_20_Contents">
      <style:text-properties style:font-name="Arial" officeooo:rsid="00053d30" officeooo:paragraph-rsid="00053d30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053d30" officeooo:paragraph-rsid="00053d30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053d30" officeooo:paragraph-rsid="00053d3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05ed18" officeooo:paragraph-rsid="0005ed18"/>
    </style:style>
    <style:style style:name="P6" style:family="paragraph" style:parent-style-name="Table_20_Contents">
      <style:text-properties style:font-name="Arial" officeooo:rsid="0005ed18" officeooo:paragraph-rsid="0005ed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890391297216">
          <table:table-cell table:style-name="Table1.A1" office:value-type="string">
            <text:p text:style-name="P4">Pos.</text:p>
          </table:table-cell>
          <table:table-cell table:style-name="Table1.A1" office:value-type="string">
            <text:p text:style-name="P4">Cab Name</text:p>
          </table:table-cell>
          <table:table-cell table:style-name="Table1.C1" office:value-type="string">
            <text:p text:style-name="P4">Box Specs.</text:p>
          </table:table-cell>
        </table:table-row>
        <table:table-row table:style-name="TableLine93890391297216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2">Closed box mold</text:p>
          </table:table-cell>
          <table:table-cell table:style-name="Table1.C2" office:value-type="string">
            <text:p text:style-name="P3">None</text:p>
          </table:table-cell>
        </table:table-row>
        <table:table-row table:style-name="TableLine93890391297216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2">Line 6 Vetta</text:p>
          </table:table-cell>
          <table:table-cell table:style-name="Table1.C2" office:value-type="string">
            <text:p text:style-name="P3">1x12</text:p>
          </table:table-cell>
        </table:table-row>
        <table:table-row table:style-name="TableLine93890391297216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2">Marshall 1960AV</text:p>
          </table:table-cell>
          <table:table-cell table:style-name="Table1.C2" office:value-type="string">
            <text:p text:style-name="P3">4x12</text:p>
          </table:table-cell>
        </table:table-row>
        <table:table-row table:style-name="TableLine93890391297216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2">Marshall 1960A T75 La610</text:p>
          </table:table-cell>
          <table:table-cell table:style-name="Table1.C2" office:value-type="string">
            <text:p text:style-name="P3">4x12</text:p>
          </table:table-cell>
        </table:table-row>
        <table:table-row table:style-name="TableLine93890391297216"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2">VHT Deliverance</text:p>
          </table:table-cell>
          <table:table-cell table:style-name="Table1.C2" office:value-type="string">
            <text:p text:style-name="P3">2x12</text:p>
          </table:table-cell>
        </table:table-row>
        <table:table-row table:style-name="TableLine93890391297216"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2">Soldano</text:p>
          </table:table-cell>
          <table:table-cell table:style-name="Table1.C2" office:value-type="string">
            <text:p text:style-name="P3">2x12</text:p>
          </table:table-cell>
        </table:table-row>
        <table:table-row table:style-name="TableLine93890391297216"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2">Peavey 5150 + Mesa Oversized</text:p>
          </table:table-cell>
          <table:table-cell table:style-name="Table1.C2" office:value-type="string">
            <text:p text:style-name="P3">4x12</text:p>
          </table:table-cell>
        </table:table-row>
        <table:table-row table:style-name="TableLine93890391297216"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2">JSX KT77 + Mesa Stiletto AKG C1000</text:p>
          </table:table-cell>
          <table:table-cell table:style-name="Table1.C2" office:value-type="string">
            <text:p text:style-name="P3">4x12</text:p>
          </table:table-cell>
        </table:table-row>
        <table:table-row table:style-name="TableLine93890391297216"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2">Diezel V30 SM57 (Soldano HR PowerAmp)</text:p>
          </table:table-cell>
          <table:table-cell table:style-name="Table1.C2" office:value-type="string">
            <text:p text:style-name="P3">4x12</text:p>
          </table:table-cell>
        </table:table-row>
      </table:table>
      <text:p text:style-name="Standard"/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890435958144">
          <table:table-cell table:style-name="Table2.A1" office:value-type="string">
            <text:p text:style-name="P4">Pos.</text:p>
          </table:table-cell>
          <table:table-cell table:style-name="Table2.A1" office:value-type="string">
            <text:p text:style-name="P4">Amp Name</text:p>
          </table:table-cell>
          <table:table-cell table:style-name="Table2.C1" office:value-type="string">
            <text:p text:style-name="P4">Box Specs.</text:p>
          </table:table-cell>
        </table:table-row>
        <table:table-row table:style-name="Table2.2"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6">Power-Zone Clean</text:p>
          </table:table-cell>
          <table:table-cell table:style-name="Table2.C2" table:number-rows-spanned="2" office:value-type="string">
            <text:p text:style-name="P3">Surd</text:p>
          </table:table-cell>
        </table:table-row>
        <table:table-row table:style-name="TableLine93890435958144"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6">US Gold 100 Clean</text:p>
          </table:table-cell>
          <table:covered-table-cell table:style-name="Table2.C2"/>
        </table:table-row>
        <table:table-row table:style-name="TableLine93890435958144"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6">Two Stone Coral OD</text:p>
          </table:table-cell>
          <table:table-cell table:style-name="Table2.C2" table:number-rows-spanned="3" office:value-type="string">
            <text:p text:style-name="P5">Overload</text:p>
          </table:table-cell>
        </table:table-row>
        <table:table-row table:style-name="TableLine93890435958144"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6">Doctor3 B</text:p>
          </table:table-cell>
          <table:covered-table-cell table:style-name="Table2.C2"/>
        </table:table-row>
        <table:table-row table:style-name="TableLine93890435958144"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6">Cali JP A</text:p>
          </table:table-cell>
          <table:covered-table-cell table:style-name="Table2.C2"/>
        </table:table-row>
        <table:table-row table:style-name="TableLine93890435958144"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6">Day Tripper OD</text:p>
          </table:table-cell>
          <table:table-cell table:style-name="Table2.C2" table:number-rows-spanned="4" office:value-type="string">
            <text:p text:style-name="P5">Distorsion</text:p>
          </table:table-cell>
        </table:table-row>
        <table:table-row table:style-name="TableLine93890435958144"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6">Shiftcow Dist</text:p>
          </table:table-cell>
          <table:covered-table-cell table:style-name="Table2.C2"/>
        </table:table-row>
        <table:table-row table:style-name="TableLine93890435958144"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6">Wo Stone Coral OD</text:p>
          </table:table-cell>
          <table:covered-table-cell table:style-name="Table2.C2"/>
        </table:table-row>
        <table:table-row table:style-name="TableLine93890435958144"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6">Mr Smith Dist</text:p>
          </table:table-cell>
          <table:covered-table-cell table:style-name="Table2.C2"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4:19:45.741109771</meta:creation-date>
    <dc:date>2022-02-23T18:37:03.125360443</dc:date>
    <meta:editing-duration>PT3H49M37S</meta:editing-duration>
    <meta:editing-cycles>1</meta:editing-cycles>
    <meta:document-statistic meta:table-count="2" meta:image-count="0" meta:object-count="0" meta:page-count="1" meta:paragraph-count="54" meta:word-count="100" meta:character-count="433" meta:non-whitespace-character-count="387"/>
    <meta:generator>LibreOffice/7.2.5.2$Linux_X86_64 LibreOffice_project/20$Build-2</meta:generator>
  </office:meta>
</office:document-meta>
</file>